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8.5pt" style:font-size-asian="18.5pt" style:font-size-complex="18.5pt"/>
    </style:style>
    <style:style style:name="P3" style:family="paragraph" style:parent-style-name="Standard">
      <style:paragraph-properties fo:text-align="justify" style:justify-single-word="false"/>
      <style:text-properties fo:font-size="12pt" fo:language="en" fo:country="US" fo:font-weight="normal" style:font-size-asian="12pt" style:language-asian="zh" style:country-asian="CN" style:font-weight-asian="normal" style:font-size-complex="12pt" style:font-weight-complex="normal"/>
    </style:style>
    <style:style style:name="P4" style:family="paragraph" style:parent-style-name="Standard">
      <style:paragraph-properties fo:text-align="justify" style:justify-single-word="false" fo:orphans="0" fo:widows="0"/>
      <style:text-properties fo:font-size="12pt" fo:language="en" fo:country="US" fo:font-weight="normal" officeooo:rsid="0012fd8e" officeooo:paragraph-rsid="0012fd8e" style:font-size-asian="12pt" style:language-asian="zh" style:country-asian="CN"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n" fo:country="US" fo:font-weight="normal" officeooo:rsid="0012fd8e" officeooo:paragraph-rsid="0012fd8e" style:font-size-asian="12pt" style:language-asian="zh" style:country-asian="CN" style:font-weight-asian="normal" style:font-size-complex="12pt" style:font-weight-complex="normal"/>
    </style:style>
    <style:style style:name="P6" style:family="paragraph" style:parent-style-name="Standard">
      <style:paragraph-properties fo:text-align="justify" style:justify-single-word="false" fo:orphans="0" fo:widows="0"/>
      <style:text-properties style:use-window-font-color="true" fo:font-size="12pt" fo:language="en" fo:country="US" fo:font-weight="normal" style:font-size-asian="12pt" style:language-asian="zh" style:country-asian="CN" style:font-weight-asian="normal" style:font-size-complex="12pt" style:font-weight-complex="normal"/>
    </style:style>
    <style:style style:name="P7" style:family="paragraph" style:parent-style-name="Standard">
      <style:paragraph-properties fo:text-align="justify" style:justify-single-word="false"/>
      <style:text-properties fo:font-size="14pt" fo:language="en" fo:country="US" fo:font-weight="bold" style:font-size-asian="14pt" style:language-asian="zh" style:country-asian="CN" style:font-weight-asian="bold" style:font-size-complex="14pt" style:font-weight-complex="bold"/>
    </style:style>
    <style:style style:name="P8" style:family="paragraph" style:parent-style-name="Standard">
      <style:paragraph-properties fo:text-align="justify" style:justify-single-word="false"/>
      <style:text-properties officeooo:rsid="00075450" officeooo:paragraph-rsid="00189410"/>
    </style:style>
    <style:style style:name="P9" style:family="paragraph" style:parent-style-name="Standard">
      <style:paragraph-properties fo:margin-left="0cm" fo:margin-right="0cm" fo:text-align="justify" style:justify-single-word="false" fo:text-indent="0.741cm" style:auto-text-indent="false"/>
      <style:text-properties fo:font-size="12pt" fo:language="en" fo:country="US" fo:font-weight="normal" style:font-size-asian="12pt" style:language-asian="zh" style:country-asian="CN"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paragraph-rsid="000d5b08" style:font-size-asian="12pt" style:language-asian="zh" style:country-asian="CN"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741cm" style:auto-text-indent="false"/>
    </style:style>
    <style:style style:name="P12" style:family="paragraph" style:parent-style-name="Standard">
      <style:paragraph-properties fo:margin-left="0cm" fo:margin-right="0cm" fo:text-align="justify" style:justify-single-word="false" fo:text-indent="0.741cm" style:auto-text-indent="false"/>
      <style:text-properties officeooo:paragraph-rsid="000d5b08"/>
    </style:style>
    <style:style style:name="P13" style:family="paragraph" style:parent-style-name="Standard">
      <style:paragraph-properties fo:margin-left="0cm" fo:margin-right="0cm" fo:text-align="justify" style:justify-single-word="false" fo:text-indent="0cm" style:auto-text-indent="false"/>
      <style:text-properties fo:font-size="12pt" fo:language="en" fo:country="US" fo:font-weight="normal" style:font-size-asian="12pt" style:language-asian="zh" style:country-asian="CN"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fo:font-size="12pt" fo:language="en" fo:country="US" fo:font-weight="normal" officeooo:paragraph-rsid="00116598" style:font-size-asian="12pt" style:language-asian="zh" style:country-asian="CN" style:font-weight-asian="normal" style:font-size-complex="12pt" style:font-weight-complex="normal"/>
    </style:style>
    <style:style style:name="P15" style:family="paragraph" style:parent-style-name="Standard" style:master-page-name="Standard">
      <style:paragraph-properties fo:text-align="justify" style:justify-single-word="false" style:page-number="auto"/>
      <style:text-properties fo:font-size="10.5pt" fo:language="en" fo:country="US" fo:font-weight="bold" style:font-size-asian="10.5pt" style:language-asian="zh" style:country-asian="CN" style:font-weight-asian="bold" style:font-size-complex="10.5pt" style:font-weight-complex="bold"/>
    </style:style>
    <style:style style:name="P16" style:family="paragraph" style:parent-style-name="Standard">
      <style:paragraph-properties fo:text-align="justify" style:justify-single-word="false"/>
      <style:text-properties fo:font-size="12pt" fo:language="en" fo:country="US" fo:font-weight="normal" officeooo:rsid="00189410" officeooo:paragraph-rsid="00189410" style:font-size-asian="12pt" style:language-asian="zh" style:country-asian="CN" style:font-weight-asian="normal" style:font-size-complex="12pt" style:font-weight-complex="normal"/>
    </style:style>
    <style:style style:name="T1" style:family="text">
      <style:text-properties fo:font-size="12pt" fo:language="en" fo:country="US" fo:font-weight="normal" style:font-size-asian="12pt" style:language-asian="zh" style:country-asian="CN" style:font-weight-asian="normal" style:font-size-complex="12pt" style:font-weight-complex="normal"/>
    </style:style>
    <style:style style:name="T2" style:family="text">
      <style:text-properties fo:font-size="12pt" fo:language="en" fo:country="US" fo:font-weight="normal" officeooo:rsid="000c4aba" style:font-size-asian="12pt" style:language-asian="zh" style:country-asian="CN" style:font-weight-asian="normal" style:font-size-complex="12pt" style:font-weight-complex="normal"/>
    </style:style>
    <style:style style:name="T3" style:family="text">
      <style:text-properties fo:font-size="12pt" fo:language="en" fo:country="US" fo:font-weight="normal" officeooo:rsid="000e2ac0" style:font-size-asian="12pt" style:language-asian="zh" style:country-asian="CN" style:font-weight-asian="normal" style:font-size-complex="12pt" style:font-weight-complex="normal"/>
    </style:style>
    <style:style style:name="T4" style:family="text">
      <style:text-properties fo:font-size="12pt" fo:language="en" fo:country="US" fo:font-weight="normal" officeooo:rsid="00189410" style:font-size-asian="12pt" style:language-asian="zh" style:country-asian="CN" style:font-weight-asian="normal" style:font-size-complex="12pt" style:font-weight-complex="normal"/>
    </style:style>
    <style:style style:name="T5" style:family="text">
      <style:text-properties officeooo:rsid="00074e40"/>
    </style:style>
    <style:style style:name="T6" style:family="text">
      <style:text-properties officeooo:rsid="000a4c20"/>
    </style:style>
    <style:style style:name="T7" style:family="text">
      <style:text-properties officeooo:rsid="000c4aba"/>
    </style:style>
    <style:style style:name="T8" style:family="text">
      <style:text-properties officeooo:rsid="000fb820"/>
    </style:style>
    <style:style style:name="T9" style:family="text">
      <style:text-properties officeooo:rsid="001952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5">512</text:span>MB,1S,<text:span text:style-name="T5">freedom</text:span>.xxx</text:p>
      <text:p text:style-name="P2"><text:bookmark text:name="OLE_LINK1"/><text:bookmark text:name="OLE_LINK5"/>自由</text:p>
      <text:p text:style-name="P7"><text:bookmark text:name="_GoBack"/>问题描述</text:p>
      <text:p text:style-name="P13"><text:tab/>林肯先生赐予了您自由，由于再也不需要被农场主剥削，没有人会给您提供食物和住所，在经历了很短时间的流浪后，您凭借罗斯福先生的“以工代赈”政策，当上了一名坟墓维修员。</text:p>
      <text:p text:style-name="P14"><text:tab/>维修员的大本营在<text:span text:style-name="T5">1号工棚，坟墓编号2到n，每天您需要去修理一些坟墓，每个坟墓总共能且仅能被修理一次，您希望每天结束时，当天以及之前（如果有）天修理过的坟墓的数量总和最大，由于您获得了自由，所以您剩余价值无限，每天可以维修任意数目的坟墓。但由于您认为如果一天经过一个坟墓三次次或更多次会导致您的灵魂被摄取，所以您最多经过一个坟墓两次。同时，由于工棚是您花了很短时间就得到的住所，所以您每天都从工棚出发，并且每天都回到工棚。虽然您的信仰与印第安人无关，但因为他们比您要惨，所以您决定通过这种方式纪念印第安朋友，您将这n个地点用最少的边联通，每次移动必须走您画出的边。另外由于您非常感激罗斯福先生赐予您工棚的使用权，所以一旦您离开工棚后再回到工棚，您就打算休息了，直到下一天您才能出发。</text:span></text:p>
      <text:p text:style-name="P13"><text:tab/>您需要算出按照以上方法需要几天才能完成所有工作<text:span text:style-name="T6">，并且输出每天结束后您总共维修过的坟墓数量。</text:span></text:p>
      <text:p text:style-name="P11"><text:bookmark text:name="OLE_LINK2"/></text:p>
      <text:p text:style-name="P7">输入描述</text:p>
      <text:p text:style-name="P10">第一行一个整数n<text:span text:style-name="T7">，表示加上大本营一共有n个地点。</text:span></text:p>
      <text:p text:style-name="P12"><text:span text:style-name="T2">接下来n-1行，每行两个整数，表示您画出的边连接的地点编号</text:span><text:span text:style-name="T3">。</text:span></text:p>
      <text:p text:style-name="P9"/>
      <text:p text:style-name="P7">输出描述</text:p>
      <text:p text:style-name="P9">第一行一个整数x<text:span text:style-name="T8">，表示需要x天才能完成所有工作。</text:span></text:p>
      <text:p text:style-name="P9">接下来x行<text:span text:style-name="T8">，每行一个整数，分别表示1到x天结束时您总共维修过的坟墓的数量。</text:span></text:p>
      <text:p text:style-name="P11"><text:bookmark text:name="OLE_LINK6"/></text:p>
      <text:p text:style-name="P7">样例输入</text:p>
      <text:p text:style-name="P4">6</text:p>
      <text:p text:style-name="P4">1 2</text:p>
      <text:p text:style-name="P4">1 3</text:p>
      <text:p text:style-name="P4">1 4</text:p>
      <text:p text:style-name="P4">1 5</text:p>
      <text:p text:style-name="P4">5 6</text:p>
      <text:p text:style-name="P6"/>
      <text:p text:style-name="P6"/>
      <text:p text:style-name="P7">样例输出</text:p>
      <text:p text:style-name="P5"><text:soft-page-break/>4</text:p>
      <text:p text:style-name="P5">2</text:p>
      <text:p text:style-name="P5">3</text:p>
      <text:p text:style-name="P5">4</text:p>
      <text:p text:style-name="P5">5</text:p>
      <text:p text:style-name="P3"/>
      <text:p text:style-name="P1"><text:bookmark text:name="OLE_LINK9"/></text:p>
      <text:p text:style-name="P7">数据范围及提示</text:p>
      <text:p text:style-name="P16">30%的数据 <text:span text:style-name="T9">2</text:span> &lt;= n &lt;= 10;</text:p>
      <text:p text:style-name="P16">另外30%的数据<text:span text:style-name="T9">2</text:span> &lt;= n &lt;= 5000;</text:p>
      <text:p text:style-name="P8"><text:span text:style-name="T4">100%的数据</text:span><text:span text:style-name="T1">2 &lt;= n &lt;= 100,0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zh" style:country-asian="CN" style:font-name-complex="宋体"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Calibri" fo:font-size="10.5pt" fo:language="en" fo:country="US" style:letter-kerning="false" style:font-name-asian="DejaVu Sans" style:font-size-asian="10pt" style:language-asian="zh" style:country-asian="CN" style:font-name-complex="宋体"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use-window-font-color="true" style:font-name="Calibri" fo:font-family="Calibri" style:font-family-generic="roman" style:font-pitch="variable" fo:font-size="10.5pt" fo:language="en" fo:country="US" style:letter-kerning="true" style:font-name-asian="DejaVu Sans" style:font-family-asian="'DejaVu Sans'" style:font-family-generic-asian="system" style:font-pitch-asian="variable" style:font-size-asian="10.5pt" style:language-asian="zh" style:country-asian="CN" style:font-name-complex="宋体" style:font-family-complex="宋体"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CJK SC Regular" style:font-family-complex="'Noto Sans CJK SC Regular'"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 style:font-family-complex="'Noto Sans CJK SC Regular'"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CJK SC Regular" style:font-family-complex="'Noto Sans CJK SC Regular'" style:font-family-generic-complex="system" style:font-pitch-complex="variable"/>
    </style:style>
    <style:style style:name="HTML_20_Preformatted" style:display-name="HTML Preformatted" style:family="paragraph" style:parent-style-name="Standard"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US" style:letter-kerning="false" style:font-size-asian="10pt" style:language-asian="zh" style:country-asian="CN" style:font-name-complex="Courier New1" style:font-family-complex="'Courier New'" style:font-family-generic-complex="system" style:font-pitch-complex="variable" style:font-size-complex="10pt" style:language-complex="ar" style:country-complex="non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2:08:00</meta:creation-date>
    <meta:initial-creator>admin</meta:initial-creator>
    <dc:language>zh-CN</dc:language>
    <dc:date>2019-07-10T09:03:05.672406360</dc:date>
    <meta:editing-cycles>21</meta:editing-cycles>
    <meta:editing-duration>PT41M20S</meta:editing-duration>
    <meta:generator>LibreOffice/6.2.4.2$Linux_X86_64 LibreOffice_project/2412653d852ce75f65fbfa83fb7e7b669a126d64</meta:generator>
    <meta:document-statistic meta:table-count="0" meta:image-count="0" meta:object-count="0" meta:page-count="2" meta:paragraph-count="29" meta:word-count="654" meta:character-count="723" meta:non-whitespace-character-count="702"/>
    <meta:user-defined meta:name="DocSecurity" meta:value-type="float">0</meta:user-defined>
    <meta:user-defined meta:name="KSOProductBuildVer">2052-10.1.0.740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